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rl_test_log" table:style-name="ta1">
        <table:shapes>
          <draw:frame draw:z-index="0" draw:style-name="gr1" draw:text-style-name="P1" svg:width="6.3024in" svg:height="3.5449in" svg:x="2.6858in" svg:y="1.1295in">
            <draw:object draw:notify-on-update-of-ranges="curl_test_log.A1:curl_test_log.A1 curl_test_log.A2:curl_test_log.A41 curl_test_log.B1:curl_test_log.B1 curl_test_log.B2:curl_test_log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um_images</text:p>
          </table:table-cell>
          <table:table-cell office:value-type="string" calcext:value-type="string">
            <text:p>response_time_sec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3505" calcext:value-type="float">
            <text:p>0.4535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3939" calcext:value-type="float">
            <text:p>0.45393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5983" calcext:value-type="float">
            <text:p>0.62598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3857" calcext:value-type="float">
            <text:p>0.553857</text:p>
          </table:table-cell>
          <table:table-cell table:number-columns-repeated="5"/>
          <table:table-cell table:style-name="ce1"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1763" calcext:value-type="float">
            <text:p>1.09176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4601" calcext:value-type="float">
            <text:p>1.0946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4456" calcext:value-type="float">
            <text:p>1.10445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2623" calcext:value-type="float">
            <text:p>1.09262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86552" calcext:value-type="float">
            <text:p>1.68655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94157" calcext:value-type="float">
            <text:p>1.69415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118" calcext:value-type="float">
            <text:p>1.611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67517" calcext:value-type="float">
            <text:p>1.66751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19842" calcext:value-type="float">
            <text:p>2.91984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47498" calcext:value-type="float">
            <text:p>2.74749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35202" calcext:value-type="float">
            <text:p>2.73520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94578" calcext:value-type="float">
            <text:p>2.79457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45098" calcext:value-type="float">
            <text:p>4.5450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34002" calcext:value-type="float">
            <text:p>4.3400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46562" calcext:value-type="float">
            <text:p>4.54656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47905" calcext:value-type="float">
            <text:p>4.44790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193048" calcext:value-type="float">
            <text:p>7.19304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027494" calcext:value-type="float">
            <text:p>7.02749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247783" calcext:value-type="float">
            <text:p>7.24778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035159" calcext:value-type="float">
            <text:p>7.03515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21739" calcext:value-type="float">
            <text:p>12.2173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502949" calcext:value-type="float">
            <text:p>11.50294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686654" calcext:value-type="float">
            <text:p>11.68665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606139" calcext:value-type="float">
            <text:p>11.60613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.700882" calcext:value-type="float">
            <text:p>19.700882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.221939" calcext:value-type="float">
            <text:p>18.22193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.716942" calcext:value-type="float">
            <text:p>18.716942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.526595" calcext:value-type="float">
            <text:p>18.52659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.276657" calcext:value-type="float">
            <text:p>31.276657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.123245" calcext:value-type="float">
            <text:p>29.12324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.441562" calcext:value-type="float">
            <text:p>29.441562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.015549" calcext:value-type="float">
            <text:p>29.01554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.614543" calcext:value-type="float">
            <text:p>42.61454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9.414414" calcext:value-type="float">
            <text:p>39.414414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9.216668" calcext:value-type="float">
            <text:p>39.216668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.112455" calcext:value-type="float">
            <text:p>40.1124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1T11:38:43.208817239</dc:date>
    <meta:editing-duration>PT5M56S</meta:editing-duration>
    <meta:editing-cycles>2</meta:editing-cycles>
    <meta:generator>LibreOffice/24.8.7.2$Linux_X86_64 LibreOffice_project/480$Build-2</meta:generator>
    <meta:document-statistic meta:table-count="1" meta:cell-count="8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legend chart:legend-position="end" svg:x="11.682cm" svg:y="3.954cm" style:legend-expansion="high" chart:style-name="ch2"/>
        <chart:plot-area chart:style-name="ch3" table:cell-range-address="curl_test_log.A1:curl_test_log.B41" chart:data-source-has-labels="row" svg:x="0.32cm" svg:y="0.18cm" svg:width="11.042cm" svg:height="8.645cm">
          <chart:coordinate-region svg:x="0.954cm" svg:y="0.379cm" svg:width="10.268cm" svg:height="7.6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url_test_log.A2:curl_test_log.A41" chart:label-cell-address="curl_test_log.A1:curl_test_log.A1" chart:class="chart:line">
            <chart:data-point chart:repeated="40"/>
          </chart:series>
          <chart:series chart:style-name="ch7" chart:values-cell-range-address="curl_test_log.B2:curl_test_log.B41" chart:label-cell-address="curl_test_log.B1:curl_test_log.B1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_images</text:p>
                <draw:g>
                  <svg:desc>curl_test_log.A1:curl_test_log.A1</svg:desc>
                </draw:g>
              </table:table-cell>
              <table:table-cell office:value-type="string">
                <text:p>response_time_sec</text:p>
                <draw:g>
                  <svg:desc>curl_test_log.B1:curl_test_lo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url_test_log.A2:curl_test_log.A41</svg:desc>
                </draw:g>
              </table:table-cell>
              <table:table-cell office:value-type="float" office:value="0.453505">
                <text:p>0.453505</text:p>
                <draw:g>
                  <svg:desc>curl_test_log.B2:curl_test_log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53939">
                <text:p>0.453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25983">
                <text:p>0.625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53857">
                <text:p>0.553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091763">
                <text:p>1.0917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094601">
                <text:p>1.094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.104456">
                <text:p>1.104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092623">
                <text:p>1.092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.686552">
                <text:p>1.686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694157">
                <text:p>1.694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.6118">
                <text:p>1.6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.667517">
                <text:p>1.667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.919842">
                <text:p>2.919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.747498">
                <text:p>2.747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.735202">
                <text:p>2.735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794578">
                <text:p>2.794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.545098">
                <text:p>4.545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4.34002">
                <text:p>4.34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4.546562">
                <text:p>4.5465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4.447905">
                <text:p>4.447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7.193048">
                <text:p>7.193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7.027494">
                <text:p>7.027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7.247783">
                <text:p>7.2477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7.035159">
                <text:p>7.035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2.21739">
                <text:p>12.217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1.502949">
                <text:p>11.502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1.686654">
                <text:p>11.686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1.606139">
                <text:p>11.606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19.700882">
                <text:p>19.700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8.221939">
                <text:p>18.221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18.716942">
                <text:p>18.7169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18.526595">
                <text:p>18.526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">
                <text:p>55</text:p>
              </table:table-cell>
              <table:table-cell office:value-type="float" office:value="31.276657">
                <text:p>31.276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">
                <text:p>55</text:p>
              </table:table-cell>
              <table:table-cell office:value-type="float" office:value="29.123245">
                <text:p>29.1232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29.441562">
                <text:p>29.441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29.015549">
                <text:p>29.015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">
                <text:p>61</text:p>
              </table:table-cell>
              <table:table-cell office:value-type="float" office:value="42.614543">
                <text:p>42.6145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">
                <text:p>61</text:p>
              </table:table-cell>
              <table:table-cell office:value-type="float" office:value="39.414414">
                <text:p>39.414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">
                <text:p>61</text:p>
              </table:table-cell>
              <table:table-cell office:value-type="float" office:value="39.216668">
                <text:p>39.216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">
                <text:p>61</text:p>
              </table:table-cell>
              <table:table-cell office:value-type="float" office:value="40.112455">
                <text:p>40.112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